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Compiler-dependant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not sure if that even possi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target-dependent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too general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Compiler-dependant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Compiler-dependant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09:24:14.5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09T09:27:31.416000000</dc:date>
    <meta:editing-duration>P2DT18H36M7S</meta:editing-duration>
    <meta:editing-cycles>59</meta:editing-cycles>
    <meta:generator>LibreOffice/5.1.1.3$Windows_x86 LibreOffice_project/89f508ef3ecebd2cfb8e1def0f0ba9a803b88a6d</meta:generator>
    <meta:document-statistic meta:table-count="1" meta:cell-count="374" meta:object-count="0"/>
  </office:meta>
</office:document-meta>
</file>